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0084" officeooo:paragraph-rsid="000e0084"/>
    </style:style>
    <style:style style:name="P2" style:family="paragraph" style:parent-style-name="Standard">
      <style:text-properties officeooo:rsid="000eabc2" officeooo:paragraph-rsid="000eabc2"/>
    </style:style>
    <style:style style:name="P3" style:family="paragraph" style:parent-style-name="Standard">
      <style:text-properties officeooo:rsid="000eabc2" officeooo:paragraph-rsid="000fb46f"/>
    </style:style>
    <style:style style:name="P4" style:family="paragraph" style:parent-style-name="Standard">
      <style:text-properties officeooo:rsid="000e0084" officeooo:paragraph-rsid="000e0084"/>
    </style:style>
    <style:style style:name="P5" style:family="paragraph" style:parent-style-name="Standard">
      <style:text-properties officeooo:rsid="001126d4" officeooo:paragraph-rsid="001126d4"/>
    </style:style>
    <style:style style:name="P6" style:family="paragraph" style:parent-style-name="Standard">
      <style:text-properties officeooo:rsid="001229e6" officeooo:paragraph-rsid="001229e6"/>
    </style:style>
    <style:style style:name="T1" style:family="text">
      <style:text-properties officeooo:rsid="000eabc2"/>
    </style:style>
    <style:style style:name="T2" style:family="text">
      <style:text-properties officeooo:rsid="000eb03c"/>
    </style:style>
    <style:style style:name="T3" style:family="text">
      <style:text-properties officeooo:rsid="000fb46f"/>
    </style:style>
    <style:style style:name="T4" style:family="text">
      <style:text-properties officeooo:rsid="001126d4"/>
    </style:style>
    <style:style style:name="T5" style:family="text">
      <style:text-properties officeooo:rsid="00122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hr geehrte Damen und Herren,</text:p>
      <text:p text:style-name="P2"/>
      <text:p text:style-name="P2">Ich schreibe sie heute an, weil ich eine Location für eine Unkonferenz suche.</text:p>
      <text:p text:style-name="P2"/>
      <text:p text:style-name="P2">Sie Fragen sich jetzt sicher a) wer bin ich und b) was ist überhaupt eine Unkonferenz, beides möchte ich ihnen kurz erläutern.</text:p>
      <text:p text:style-name="P1"/>
      <text:p text:style-name="P2">Zuerst zu mir. Mein Name ist Maximilian Krüger, ich bin 23 und aktuell auszubildender Fachinformatiker in Anwendungsentwicklung. In meiner Freizeit programmiere ich nicht nur viel, sondern setze mich auch gerne für das Thema Bildung und Ausbildung ein und ich besuche liebend gerne Barcamps und Unkonferenzen.</text:p>
      <text:p text:style-name="P1"/>
      <text:p text:style-name="P3">Eine Unkonferenz ist eine offene Tagung. D. h. innerhalb des Zeitraumes, den die Orga stellt, können die Teilnehmer frei agieren. D<text:span text:style-name="T2">as bedeutet</text:span> es gibt keine Trennung zwischen Besucher und Redner, sondern in einer offenen, lockeren Atmosphäre nur Teilnehmer. <text:span text:style-name="T3">Eine Unkonferenz ist eine für jedermann offene Veranstaltung die sich, für die Kreativität der Teilnehmer, von den Organisatorischen zwängen einer klassischen Tagung befreit. Erlaubt ist alles, was möglich ist, z. B. Workshops, Vorträge oder Diskussionsrunden rund um das Oberthema.</text:span></text:p>
      <text:p text:style-name="P1"/>
      <text:p text:style-name="P1">Seit dem Barcamp München (11.03.2017) möchte ich gemeinsam mit Nils Hitze zusammen mehr zum Thema <text:span text:style-name="T1">d</text:span>igitale Bildung in Deutschland bewegen. <text:span text:style-name="T4">Dank Nils Hitze habe ich zudem für eine Unkonferenz geballte erfahrung zu diesem Thema im Rücken. (BarCamp München, GameCamp München, MakeMunich etc..)</text:span></text:p>
      <text:p text:style-name="P1"/>
      <text:p text:style-name="P1">Ich Selbst möchte nun im Februar 2018 von einem Freitag auf Sonntag eine Unkonferenz zum Thema Bildung, bzw. wie sollte die Bildung in der Zukunft aussehen, abhalten. <text:span text:style-name="T4">Eine </text:span>Unkonferenz deshalb, weil ich mir entgegen einem Barcamp feste Elemente im Ablauf vorstelle.</text:p>
      <text:p text:style-name="P1"/>
      <text:p text:style-name="P1">Da eigentlich alles von der Location abhängt, habe ich <text:span text:style-name="T4">aktuell</text:span> grobe Planungen aber bereits erfahrene Leute die mich dabei Unterstützen. Nach einer ersten Einschätzung werden zwischen 150 – 200 Leute an einer solchen Veranstaltung teilnehmen.</text:p>
      <text:p text:style-name="P1"/>
      <text:p text:style-name="P1">Haben sie eventuell Räumlichkeiten für mich oder können sie mir eventuell in der <text:span text:style-name="T1">Angelegenheit</text:span> <text:span text:style-name="T1">h</text:span>elfen?</text:p>
      <text:p text:style-name="P1"/>
      <text:p text:style-name="P6">Zusammengefasst:</text:p>
      <text:p text:style-name="P6"/>
      <text:p text:style-name="P6">* Location im Februar 2018 von einem Freitagabend bis zu einem Sonntagabend.</text:p>
      <text:p text:style-name="P6">* Ca. 150 – 200 Leute</text:p>
      <text:p text:style-name="P6">* Um so mehr Teilräume existieren um so mehr Sessions können gleichzeitig stattfinden.</text:p>
      <text:p text:style-name="P1">* <text:span text:style-name="T5">Unkonferenz zum Thema Bildung insbesondere digitale Bildung.</text:span></text:p>
      <text:p text:style-name="P1"/>
      <text:p text:style-name="P5">Ich freue mich sehr auf eine Antwort von ihnen.</text:p>
      <text:p text:style-name="P1"/>
      <text:p text:style-name="P1">Mit freundlichen grüßen,</text:p>
      <text:p text:style-name="P1"/>
      <text:p text:style-name="P1"/>
      <text:p text:style-name="P1"/>
      <text:p text:style-name="P1">Maximilian Krü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00:24.308000000</meta:creation-date>
    <dc:date>2017-05-30T15:12:32.907000000</dc:date>
    <meta:editing-duration>PT17M26S</meta:editing-duration>
    <meta:editing-cycles>6</meta:editing-cycles>
    <meta:generator>LibreOffice/5.3.2.2$Windows_X86_64 LibreOffice_project/6cd4f1ef626f15116896b1d8e1398b56da0d0ee1</meta:generator>
    <meta:document-statistic meta:table-count="0" meta:image-count="0" meta:object-count="0" meta:page-count="1" meta:paragraph-count="17" meta:word-count="347" meta:character-count="2329" meta:non-whitespace-character-count="1997"/>
  </office:meta>
</office:document-meta>
</file>